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986in" table:align="left"/>
    </style:style>
    <style:style style:name="Table1.A" style:family="table-column">
      <style:table-column-properties style:column-width="1.5472in"/>
    </style:style>
    <style:style style:name="Table1.B" style:family="table-column">
      <style:table-column-properties style:column-width="3.75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text-align="end" style:justify-single-word="false" style:writing-mode="rl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📘 Day 19 — JavaScript Modules (import/export)</text:span></text:h>
      <text:h text:style-name="Heading_20_3" text:outline-level="3"><text:span text:style-name="Strong_20_Emphasis"/></text:h>
      <text:p text:style-name="Horizontal_20_Line"/>
      <text:h text:style-name="Heading_20_1" text:outline-level="1">⭐ <text:span text:style-name="Strong_20_Emphasis">1. What Are JavaScript Modules? </text:span></text:h>
      <text:p text:style-name="Text_20_body">A <text:span text:style-name="Strong_20_Emphasis">JavaScript module</text:span> is a separate file that contains related code such as functions, variables, or classes.<text:line-break/>Modules allow you to <text:span text:style-name="Strong_20_Emphasis">organize your project into small, manageable parts</text:span>, making the code easier to understand, maintain, debug, and reuse.</text:p>
      <text:h text:style-name="Heading_20_3" text:outline-level="3"><text:span text:style-name="Strong_20_Emphasis">💡 Key Idea:</text:span></text:h>
      <text:p text:style-name="Text_20_body">Instead of writing an entire application in a single file, you divide it into meaningful files (modules) that can be imported and used anywhere.</text:p>
      <text:p text:style-name="Horizontal_20_Line"/>
      <text:h text:style-name="Heading_20_1" text:outline-level="1">🌍 <text:span text:style-name="Strong_20_Emphasis">Real-World Analogy</text:span></text:h>
      <text:p text:style-name="Text_20_body">Think of a house:</text:p>
      <text:list xml:id="list3080852306" text:style-name="L1">
        <text:list-item>
          <text:p text:style-name="P2">Kitchen → Cooking</text:p>
        </text:list-item>
        <text:list-item>
          <text:p text:style-name="P2">Bedroom → Sleeping</text:p>
        </text:list-item>
        <text:list-item>
          <text:p text:style-name="P2">Bathroom → Cleaning</text:p>
        </text:list-item>
        <text:list-item>
          <text:p text:style-name="P2">Living room → Relaxing</text:p>
        </text:list-item>
      </text:list>
      <text:p text:style-name="Text_20_body">Each room has a specific purpose.<text:line-break/>Together, they form a complete house.</text:p>
      <text:p text:style-name="Text_20_body">Similarly:</text:p>
      <text:list xml:id="list725744980" text:style-name="L2">
        <text:list-item>
          <text:p text:style-name="P3">A large JavaScript project → a house</text:p>
        </text:list-item>
        <text:list-item>
          <text:p text:style-name="P3">Each module → a room with a clear responsibility</text:p>
        </text:list-item>
      </text:list>
      <text:p text:style-name="Text_20_body">This keeps everything organized and prevents messiness.</text:p>
      <text:p text:style-name="Horizontal_20_Line"/>
      <text:h text:style-name="Heading_20_1" text:outline-level="1"><text:soft-page-break/>⭐ <text:span text:style-name="Strong_20_Emphasis">2. Why Use Modules?</text:span></text:h>
      <text:p text:style-name="Text_20_body">✔ Helps organize code<text:line-break/>✔ Encourages reusability<text:line-break/>✔ Prevents global variable conflicts<text:line-break/>✔ Makes debugging easier<text:line-break/>✔ Ideal for medium to large applications<text:line-break/>✔ Improves collaboration in teams</text:p>
      <text:p text:style-name="Horizontal_20_Line"/>
      <text:h text:style-name="Heading_20_1" text:outline-level="1">⭐ <text:span text:style-name="Strong_20_Emphasis">3. Types of Exports in JavaScript</text:span></text:h>
      <text:p text:style-name="Text_20_body">JavaScript supports two types of exports:</text:p>
      <text:list xml:id="list4216814834" text:style-name="L3">
        <text:list-item>
          <text:p text:style-name="P4"><text:span text:style-name="Strong_20_Emphasis">Named Export</text:span></text:p>
        </text:list-item>
        <text:list-item>
          <text:p text:style-name="P4"><text:span text:style-name="Strong_20_Emphasis">Default Export</text:span></text:p>
        </text:list-item>
      </text:list>
      <text:p text:style-name="Horizontal_20_Line"/>
      <text:h text:style-name="Heading_20_1" text:outline-level="1">🅰 <text:span text:style-name="Strong_20_Emphasis">A. Named Export</text:span></text:h>
      <text:h text:style-name="Heading_20_3" text:outline-level="3"><text:span text:style-name="Strong_20_Emphasis">Long Definition</text:span></text:h>
      <text:p text:style-name="Text_20_body">A <text:span text:style-name="Emphasis">named export</text:span> allows a module to export <text:span text:style-name="Strong_20_Emphasis">multiple values</text:span> (functions, variables, classes), and they must be imported using the <text:span text:style-name="Strong_20_Emphasis">exact same name</text:span>.</text:p>
      <text:p text:style-name="Horizontal_20_Line"/>
      <text:h text:style-name="Heading_20_2" text:outline-level="2"><text:span text:style-name="Strong_20_Emphasis">📌 Example 1 — Named Export </text:span></text:h>
      <text:p text:style-name="Text_20_body">📁 <text:span text:style-name="Strong_20_Emphasis">math.js</text:span></text:p>
      <text:p text:style-name="Preformatted_20_Text"><text:span text:style-name="Source_20_Text">export function add(a, b) {</text:span></text:p>
      <text:p text:style-name="Preformatted_20_Text"><text:span text:style-name="Source_20_Text"><text:s text:c="2"/>return a + 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export function subtract(a, b) {</text:span></text:p>
      <text:p text:style-name="Preformatted_20_Text"><text:span text:style-name="Source_20_Text"><text:s text:c="2"/>return a - b;</text:span></text:p>
      <text:p text:style-name="Preformatted_20_Text"><text:span text:style-name="Source_20_Text">}</text:span></text:p>
      <text:p text:style-name="Preformatted_20_Text"/>
      <text:p text:style-name="P1"><text:span text:style-name="Source_20_Text">export const PI = 3.14;</text:span></text:p>
      <text:h text:style-name="Heading_20_3" text:outline-level="3"><text:span text:style-name="Strong_20_Emphasis"/></text:h>
      <text:p text:style-name="Horizontal_20_Line"/>
      <text:p text:style-name="P12">📁 <text:span text:style-name="Strong_20_Emphasis">main.js</text:span></text:p>
      <text:p text:style-name="Preformatted_20_Text"><text:soft-page-break/><text:span text:style-name="Source_20_Text">import { add, subtract, PI } from './math.js';</text:span></text:p>
      <text:p text:style-name="Preformatted_20_Text"/>
      <text:p text:style-name="Preformatted_20_Text"><text:span text:style-name="Source_20_Text">console.log(add(2, 3));</text:span></text:p>
      <text:p text:style-name="Preformatted_20_Text"><text:span text:style-name="Source_20_Text">console.log(subtract(5, 2));</text:span></text:p>
      <text:p text:style-name="P1"><text:span text:style-name="Source_20_Text">console.log(PI);</text:span></text:p>
      <text:h text:style-name="Heading_20_3" text:outline-level="3"><text:span text:style-name="Strong_20_Emphasis"/></text:h>
      <text:p text:style-name="Horizontal_20_Line"/>
      <text:h text:style-name="Heading_20_2" text:outline-level="2"><text:span text:style-name="Strong_20_Emphasis">📌 Example 2 — Simple Named Exports</text:span></text:h>
      <text:p text:style-name="Text_20_body">📁 <text:span text:style-name="Strong_20_Emphasis">utils.js</text:span></text:p>
      <text:p text:style-name="Preformatted_20_Text"><text:span text:style-name="Source_20_Text">export const name = "JavaScript";</text:span></text:p>
      <text:p text:style-name="P1"><text:span text:style-name="Source_20_Text">export const version = 6;</text:span></text:p>
      <text:p text:style-name="Text_20_body">📁 <text:span text:style-name="Strong_20_Emphasis">main.js</text:span></text:p>
      <text:p text:style-name="Preformatted_20_Text"><text:span text:style-name="Source_20_Text">import { name, version } from './utils.js';</text:span></text:p>
      <text:p text:style-name="P1"><text:span text:style-name="Source_20_Text">console.log(name, version);</text:span></text:p>
      <text:p text:style-name="Horizontal_20_Line"/>
      <text:h text:style-name="Heading_20_2" text:outline-level="2"><text:span text:style-name="Strong_20_Emphasis">📌 Example 3 — Renaming Named Exports</text:span></text:h>
      <text:p text:style-name="Text_20_body">📁 <text:span text:style-name="Strong_20_Emphasis">user.js</text:span></text:p>
      <text:p text:style-name="Preformatted_20_Text"><text:span text:style-name="Source_20_Text">export const userName = "Ravi";</text:span></text:p>
      <text:p text:style-name="P1"><text:span text:style-name="Source_20_Text">export const userAge = 22;</text:span></text:p>
      <text:p text:style-name="Text_20_body">📁 <text:span text:style-name="Strong_20_Emphasis">app.js</text:span></text:p>
      <text:p text:style-name="Preformatted_20_Text"><text:span text:style-name="Source_20_Text">import { userName as name, userAge as age } from './user.js';</text:span></text:p>
      <text:p text:style-name="Preformatted_20_Text"/>
      <text:p text:style-name="P1"><text:span text:style-name="Source_20_Text">console.log(name, age);</text:span></text:p>
      <text:p text:style-name="Text_20_body"/>
      <text:p text:style-name="Horizontal_20_Line"/>
      <text:h text:style-name="Heading_20_1" text:outline-level="1">🅱 <text:span text:style-name="Strong_20_Emphasis">B. Default Export</text:span></text:h>
      <text:h text:style-name="Heading_20_3" text:outline-level="3"><text:span text:style-name="Strong_20_Emphasis"/></text:h>
      <text:p text:style-name="Text_20_body">A <text:span text:style-name="Strong_20_Emphasis">default export</text:span> represents the primary value a module wants to expose.<text:line-break/>A module can have <text:span text:style-name="Strong_20_Emphasis">only one default export</text:span>, and it can be imported with <text:span text:style-name="Strong_20_Emphasis">any name</text:span> (without curly braces).</text:p>
      <text:p text:style-name="Horizontal_20_Line"/>
      <text:h text:style-name="Heading_20_2" text:outline-level="2"><text:soft-page-break/><text:span text:style-name="Strong_20_Emphasis">📌 Example 1 — Default Export </text:span></text:h>
      <text:p text:style-name="Text_20_body">📁 <text:span text:style-name="Strong_20_Emphasis">logger.js</text:span></text:p>
      <text:p text:style-name="Preformatted_20_Text"><text:span text:style-name="Source_20_Text">export default function log(msg) {</text:span></text:p>
      <text:p text:style-name="Preformatted_20_Text"><text:span text:style-name="Source_20_Text"><text:s text:c="2"/>console.log("Message:", msg);</text:span></text:p>
      <text:p text:style-name="P1"><text:span text:style-name="Source_20_Text">}</text:span></text:p>
      <text:h text:style-name="Heading_20_3" text:outline-level="3"><text:span text:style-name="Strong_20_Emphasis"/></text:h>
      <text:p text:style-name="Text_20_body">📁 <text:span text:style-name="Strong_20_Emphasis">main.js</text:span></text:p>
      <text:p text:style-name="Preformatted_20_Text"><text:span text:style-name="Source_20_Text">import output from './logger.js';</text:span></text:p>
      <text:p text:style-name="P1"><text:span text:style-name="Source_20_Text">output("Hello World!");</text:span></text:p>
      <text:h text:style-name="Heading_20_3" text:outline-level="3"><text:span text:style-name="Strong_20_Emphasis"/></text:h>
      <text:p text:style-name="Horizontal_20_Line"/>
      <text:h text:style-name="Heading_20_2" text:outline-level="2"><text:span text:style-name="Strong_20_Emphasis">📌 Example 2 — Default Export (Object)</text:span></text:h>
      <text:p text:style-name="Text_20_body">📁 <text:span text:style-name="Strong_20_Emphasis">config.js</text:span></text:p>
      <text:p text:style-name="Preformatted_20_Text"><text:span text:style-name="Source_20_Text">export default {</text:span></text:p>
      <text:p text:style-name="Preformatted_20_Text"><text:span text:style-name="Source_20_Text"><text:s text:c="2"/>appName: "MyApp",</text:span></text:p>
      <text:p text:style-name="Preformatted_20_Text"><text:span text:style-name="Source_20_Text"><text:s text:c="2"/>version: 1.0</text:span></text:p>
      <text:p text:style-name="P1"><text:span text:style-name="Source_20_Text">};</text:span></text:p>
      <text:p text:style-name="Text_20_body">📁 <text:span text:style-name="Strong_20_Emphasis">main.js</text:span></text:p>
      <text:p text:style-name="Preformatted_20_Text"><text:span text:style-name="Source_20_Text">import settings from './config.js';</text:span></text:p>
      <text:p text:style-name="P1"><text:span text:style-name="Source_20_Text">console.log(settings.appName);</text:span></text:p>
      <text:p text:style-name="Horizontal_20_Line"/>
      <text:h text:style-name="Heading_20_2" text:outline-level="2"><text:span text:style-name="Strong_20_Emphasis">📌 Example 3 — Default Export (Class)</text:span></text:h>
      <text:p text:style-name="Text_20_body">📁 <text:span text:style-name="Strong_20_Emphasis">Person.js</text:span></text:p>
      <text:p text:style-name="Preformatted_20_Text"><text:span text:style-name="Source_20_Text">export default class Person {</text:span></text:p>
      <text:p text:style-name="Preformatted_20_Text"><text:span text:style-name="Source_20_Text"><text:s text:c="2"/>constructor(name) {</text:span></text:p>
      <text:p text:style-name="Preformatted_20_Text"><text:span text:style-name="Source_20_Text"><text:s text:c="4"/>this.name = name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📁 <text:span text:style-name="Strong_20_Emphasis">main.js</text:span></text:p>
      <text:p text:style-name="Preformatted_20_Text"><text:span text:style-name="Source_20_Text">import Human from './Person.js';</text:span></text:p>
      <text:p text:style-name="Preformatted_20_Text"><text:span text:style-name="Source_20_Text">const p = new Human("Ravi");</text:span></text:p>
      <text:p text:style-name="P1"><text:span text:style-name="Source_20_Text">console.log(p.name);</text:span></text:p>
      <text:p text:style-name="Horizontal_20_Line"/>
      <text:h text:style-name="Heading_20_1" text:outline-level="1"><text:soft-page-break/>⭐ <text:span text:style-name="Strong_20_Emphasis">4. Import Syntax Summary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 Case</text:p>
            </table:table-cell>
            <table:table-cell table:style-name="Table1.A1" office:value-type="string">
              <text:p text:style-name="Table_20_Heading">Syntax</text:p>
            </table:table-cell>
          </table:table-row>
        </table:table-header-rows>
        <table:table-row>
          <table:table-cell table:style-name="Table1.A1" office:value-type="string">
            <text:p text:style-name="Table_20_Contents">Import named exports</text:p>
          </table:table-cell>
          <table:table-cell table:style-name="Table1.A1" office:value-type="string">
            <text:p text:style-name="Table_20_Contents"><text:span text:style-name="Source_20_Text">import { add, sub } from './file.js'</text:span></text:p>
          </table:table-cell>
        </table:table-row>
        <table:table-row>
          <table:table-cell table:style-name="Table1.A1" office:value-type="string">
            <text:p text:style-name="Table_20_Contents">Import default export</text:p>
          </table:table-cell>
          <table:table-cell table:style-name="Table1.A1" office:value-type="string">
            <text:p text:style-name="Table_20_Contents"><text:span text:style-name="Source_20_Text">import log from './file.js'</text:span></text:p>
          </table:table-cell>
        </table:table-row>
        <table:table-row>
          <table:table-cell table:style-name="Table1.A1" office:value-type="string">
            <text:p text:style-name="Table_20_Contents">Import everything</text:p>
          </table:table-cell>
          <table:table-cell table:style-name="Table1.A1" office:value-type="string">
            <text:p text:style-name="Table_20_Contents"><text:span text:style-name="Source_20_Text">import * as obj from './file.js'</text:span></text:p>
          </table:table-cell>
        </table:table-row>
        <table:table-row>
          <table:table-cell table:style-name="Table1.A1" office:value-type="string">
            <text:p text:style-name="Table_20_Contents">Rename imports</text:p>
          </table:table-cell>
          <table:table-cell table:style-name="Table1.A1" office:value-type="string">
            <text:p text:style-name="Table_20_Contents"><text:span text:style-name="Source_20_Text">import { name as n } from './file.js'</text:span></text:p>
          </table:table-cell>
        </table:table-row>
      </table:table>
      <text:p text:style-name="Horizontal_20_Line"/>
      <text:h text:style-name="Heading_20_1" text:outline-level="1">⭐ <text:span text:style-name="Strong_20_Emphasis">5. Exercise</text:span></text:h>
      <text:p text:style-name="Text_20_body"><text:span text:style-name="Strong_20_Emphasis">Split your project into two modules:</text:span></text:p>
      <text:h text:style-name="Heading_20_3" text:outline-level="3">📁 operations.js</text:h>
      <text:list xml:id="list3663781750" text:style-name="L8">
        <text:list-item>
          <text:p text:style-name="P8">Export <text:span text:style-name="Source_20_Text">add()</text:span> and <text:span text:style-name="Source_20_Text">multiply()</text:span> as <text:span text:style-name="Strong_20_Emphasis">named exports</text:span></text:p>
        </text:list-item>
      </text:list>
      <text:h text:style-name="Heading_20_3" text:outline-level="3">📁 app.js</text:h>
      <text:list xml:id="list3821397597" text:style-name="L9">
        <text:list-item>
          <text:p text:style-name="P9">Import both and print results</text:p>
        </text:list-item>
      </text:list>
      <text:p text:style-name="Horizontal_20_Line"/>
      <text:h text:style-name="Heading_20_1" text:outline-level="1">⭐ <text:span text:style-name="Strong_20_Emphasis">6. Quiz</text:span></text:h>
      <text:p text:style-name="Text_20_body"><text:span text:style-name="Strong_20_Emphasis">What is the main difference between default export and named export?</text:span></text:p>
      <text:p text:style-name="Text_20_body">✔ <text:span text:style-name="Strong_20_Emphasis">Default export</text:span></text:p>
      <text:list xml:id="list2532166971" text:style-name="L10">
        <text:list-item>
          <text:p text:style-name="P10">Only one per file</text:p>
        </text:list-item>
        <text:list-item>
          <text:p text:style-name="P10">Imported without braces</text:p>
        </text:list-item>
        <text:list-item>
          <text:p text:style-name="P10">Can be renamed freely</text:p>
        </text:list-item>
      </text:list>
      <text:p text:style-name="Text_20_body">✔ <text:span text:style-name="Strong_20_Emphasis">Named export</text:span></text:p>
      <text:list xml:id="list21326471" text:style-name="L11">
        <text:list-item>
          <text:p text:style-name="P11">Many per file</text:p>
        </text:list-item>
        <text:list-item>
          <text:p text:style-name="P11">Imported with curly braces</text:p>
        </text:list-item>
        <text:list-item>
          <text:p text:style-name="P11">Names must match exactly</text:p>
        </text:list-item>
      </text:list>
      <text:p text:style-name="Horizontal_20_Line"/>
      <text:p text:style-name="Text_20_body"/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2T15:46:16.647000000</meta:creation-date>
    <dc:date>2025-12-02T16:18:03.169000000</dc:date>
    <meta:editing-duration>PT11M24S</meta:editing-duration>
    <meta:editing-cycles>1</meta:editing-cycles>
    <meta:document-statistic meta:table-count="1" meta:image-count="0" meta:object-count="0" meta:page-count="5" meta:paragraph-count="110" meta:word-count="560" meta:character-count="3327" meta:non-whitespace-character-count="2865"/>
    <meta:generator>Neat_Office/6.2.8.2$Windows_x86 LibreOffice_project/</meta:generator>
  </office:meta>
</office:document-meta>
</file>